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AA/CIA</text:p>
      <text:p text:style-name="Standaard">Maatregel 1 =<text:s/>toegang tot beheeromgeving via algemene authenticatie<text:s/>alleen voor management</text:p>
      <text:p text:style-name="Standaard">Maatregel 2 = Site-to-stie VPN voor veilige transactie van data.</text:p>
      <text:p text:style-name="Standaard">Maatregel 3 = Management, medewerkers en gasten hebben allemaal bepaalde rechten binnen het netwerk.</text:p>
      <text:p text:style-name="Standaard">Maatregel 4 = Windows server houdt bij wie er inlogd via radius-id en via SYSkiwi log.</text:p>
      <text:p text:style-name="Standaard">Maatregel 5 =<text:s/>Netwerk is opgedeeld in Vlan’s.</text:p>
      <text:p text:style-name="Standaard">Maatregel 6 =<text:s/>Firewall beschermt het netwerk van het onveilige intern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oma S, Sjoerd</meta:initial-creator>
    <dc:creator>Froma S, Sjoerd</dc:creator>
    <meta:creation-date>2022-11-08T10:04:00Z</meta:creation-date>
    <dc:date>2022-11-09T12:14:00Z</dc:date>
    <meta:template xlink:href="Normal" xlink:type="simple"/>
    <meta:editing-cycles>4</meta:editing-cycles>
    <meta:editing-duration>PT1860S</meta:editing-duration>
    <meta:document-statistic meta:page-count="1" meta:paragraph-count="1" meta:word-count="72" meta:character-count="470" meta:row-count="3" meta:non-whitespace-character-count="399"/>
  </office:meta>
</office:document-meta>
</file>